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22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22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22] = #nazwa?[.D$17])" style:apply-style-name="Urgent" style:base-cell-address="Arkusz1.A12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language="en" fo:country="US"/>
      <style:map style:condition="is-true-formula([$Arkusz1.$C$22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22] = #nazwa?[.D$17])" style:apply-style-name="Urgent" style:base-cell-address="Arkusz1.A12"/>
    </style:style>
    <style:style style:name="ce8" style:family="table-cell" style:parent-style-name="Urgent">
      <style:table-cell-properties fo:background-color="transparent"/>
      <style:map style:condition="is-true-formula([$Arkusz1.$C$22] = #nazwa?[.D$17])" style:apply-style-name="Urgent" style:base-cell-address="Arkusz1.A13"/>
    </style:style>
    <style:style style:name="ce9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22] = #nazwa?[.D$17])" style:apply-style-name="Urgent" style:base-cell-address="Arkusz1.A12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>
      <style:table-cell-properties fo:background-color="#4c4c4c"/>
      <style:text-properties fo:color="#ffffff" fo:language="en" fo:country="US"/>
    </style:style>
    <style:style style:name="ce12" style:family="table-cell" style:parent-style-name="Default" style:data-style-name="N36">
      <style:text-properties fo:language="en" fo:country="US"/>
    </style:style>
    <style:style style:name="ce13" style:family="table-cell" style:parent-style-name="Default" style:data-style-name="N36"/>
    <style:style style:name="ce14" style:family="table-cell" style:parent-style-name="Default">
      <style:table-cell-properties fo:background-color="#4c4c4c"/>
      <style:text-properties fo:color="#ffffff" fo:language="en" fo:country="US"/>
      <style:map style:condition="cell-content()=[$Arkusz1.$C$22]" style:apply-style-name="Urgent" style:base-cell-address="Arkusz1.D12"/>
    </style:style>
    <style:style style:name="ce15" style:family="table-cell" style:parent-style-name="Default">
      <style:text-properties fo:language="en" fo:country="US"/>
      <style:map style:condition="cell-content()=[$Arkusz1.$C$22]" style:apply-style-name="Urgent" style:base-cell-address="Arkusz1.D12"/>
    </style:style>
    <style:style style:name="ce16" style:family="table-cell" style:parent-style-name="Default">
      <style:map style:condition="cell-content()=[$Arkusz1.$C$22]" style:apply-style-name="Urgent" style:base-cell-address="Arkusz1.D12"/>
    </style:style>
    <style:style style:name="ce17" style:family="table-cell" style:parent-style-name="Default" style:data-style-name="N36">
      <style:text-properties fo:language="en" fo:country="US"/>
      <style:map style:condition="cell-content()=[$Arkusz1.$C$22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5"/>
        <table:table-column table:style-name="co3" table:number-columns-repeated="1015" table:default-cell-style-name="ce10"/>
        <table:table-row table:style-name="ro1">
          <table:table-cell table:style-name="ce1" office:value-type="string">
            <text:p>Featu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Version</text:p>
          </table:table-cell>
          <table:table-cell table:style-name="ce11" office:value-type="string">
            <text:p>Importance</text:p>
          </table:table-cell>
          <table:table-cell table:style-name="ce11" office:value-type="string">
            <text:p>Outstanding</text:p>
          </table:table-cell>
          <table:table-cell table:style-name="ce14" office:value-type="string">
            <text:p>References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0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Additional sections like footer or filters can be defin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3</text:p>
          </table:table-cell>
          <table:table-cell table:number-columns-repeated="1015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2</text:p>
          </table:table-cell>
          <table:table-cell table:number-columns-repeated="1015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 office:value-type="string">
            <text:p>Each cell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 office:value-type="string">
            <text:p>Each line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+Zones</text:p>
          </table:table-cell>
          <table:table-cell table:style-name="Default" table:number-columns-repeated="1020"/>
        </table:table-row>
        <table:table-row table:style-name="ro2">
          <table:table-cell table:style-name="ce5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office:value-type="string">
            <text:p>high</text:p>
          </table:table-cell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6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0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cell selection by mouse and keyboard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Enable selection</text:p>
          </table:table-cell>
          <table:table-cell table:style-name="Default" office:value-type="string">
            <text:p>Cell selection can be enabled/disabled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0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0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0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0"/>
        </table:table-row>
        <table:table-row table:style-name="ro1">
          <table:table-cell office:value-type="string">
            <text:p>TreeTable</text:p>
          </table:table-cell>
          <table:table-cell office:value-type="string">
            <text:p>A column may display a tree like structure of the row axis items</text:p>
          </table:table-cell>
          <table:table-cell table:style-name="ce12" office:value-type="string">
            <text:p>0.5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ollapse hierarchy items</text:p>
          </table:table-cell>
          <table:table-cell office:value-type="string">
            <text:p>Node collapse/expand typical for tree widgets</text:p>
          </table:table-cell>
          <table:table-cell table:style-name="ce12" office:value-type="string">
            <text:p>0.7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0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6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/>
          <table:table-cell office:value-type="string">
            <text:p>0.6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2" office:value-type="string">
            <text:p>1.+</text:p>
          </table:table-cell>
          <table:table-cell office:value-type="string">
            <text:p>low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+Paint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Background, foreground colors</text:p>
          </table:table-cell>
          <table:table-cell office:value-type="string">
            <text:p>Individual background and foreground color for cells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7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Line color, width, style</text:p>
          </table:table-cell>
          <table:table-cell office:value-type="string">
            <text:p>Drawing lines with individual color, width and styl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2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Text font, align, padding</text:p>
          </table:table-cell>
          <table:table-cell office:value-type="string">
            <text:p>Drawing text with padding and aligning horizontally and vertically with custom colors and fonts for each cell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matic numbering in headers</text:p>
          </table:table-cell>
          <table:table-cell office:value-type="string">
            <text:p>The default header painter draws text as sequential numbers starting from 0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Image align, padding</text:p>
          </table:table-cell>
          <table:table-cell office:value-type="string">
            <text:p>Drawing image with padding and aligning horizontally and vertically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8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Multiline text</text:p>
          </table:table-cell>
          <table:table-cell office:value-type="string">
            <text:p>Text wrapping inside of a cell</text:p>
          </table:table-cell>
          <table:table-cell office:value-type="string">
            <text:p>0.4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10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Custom painter</text:p>
          </table:table-cell>
          <table:table-cell office:value-type="string">
            <text:p>All that is draw on the canvas can be replaced by a custom painter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4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low</text:p>
          </table:table-cell>
          <table:table-cell/>
          <table:table-cell office:value-type="string">
            <text:p>Snippet_0010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Focus cell painter</text:p>
          </table:table-cell>
          <table:table-cell office:value-type="string">
            <text:p>Enables to customize the focus cell painting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Zoom</text:p>
          </table:table-cell>
          <table:table-cell office:value-type="string">
            <text:p>Zoom in <text:s/>and zoom out the view port area.</text:p>
          </table:table-cell>
          <table:table-cell table:style-name="ce13" office:value-type="string">
            <text:p>&gt;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9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+Data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>
            <text:p>Filtering</text:p>
          </table:table-cell>
          <table:table-cell office:value-type="string">
            <text:p>Filtering can be implemented by simply taking data to paint from a reduced collection of items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3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Sorting</text:p>
          </table:table-cell>
          <table:table-cell office:value-type="string">
            <text:p>Sorting marker can be displayed using painter method and sorting cen be triggered by the header zone event listener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Add/remove items</text:p>
          </table:table-cell>
          <table:table-cell office:value-type="string">
            <text:p>Adding or removing items in the model is reflected in the matrix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4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+Gestures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ommand binding</text:p>
          </table:table-cell>
          <table:table-cell table:style-name="ce7" office:value-type="string">
            <text:p>Custom binding many of the user activated commands to key/mouse gesture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90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ells traversing</text:p>
          </table:table-cell>
          <table:table-cell table:style-name="ce7" office:value-type="string">
            <text:p>Cells can be traversed with the (Shifr+) Tab and Enter keys.</text:p>
          </table:table-cell>
          <table:table-cell office:value-type="string">
            <text:p>0.3</text:p>
          </table:table-cell>
          <table:table-cell office:value-type="string">
            <text:p>medium</text:p>
          </table:table-cell>
          <table:table-cell/>
          <table:table-cell office:value-type="string">
            <text:p>Snippet_0456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SelectionEvent</text:p>
          </table:table-cell>
          <table:table-cell table:style-name="ce7" office:value-type="string">
            <text:p>Handling of Selection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ontrolEvent</text:p>
          </table:table-cell>
          <table:table-cell table:style-name="ce7" office:value-type="string">
            <text:p>Handling of Control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0"/>
        </table:table-row>
        <table:table-row table:style-name="ro1">
          <table:table-cell office:value-type="string">
            <text:p>Text, combo, date/time</text:p>
          </table:table-cell>
          <table:table-cell office:value-type="string">
            <text:p>Allow changing the value of a cell using standard SWT controls as pop-ups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4</text:p>
          </table:table-cell>
          <table:table-cell table:number-columns-repeated="1015"/>
        </table:table-row>
        <table:table-row table:style-name="ro1">
          <table:table-cell office:value-type="string">
            <text:p>Custom cell editors</text:p>
          </table:table-cell>
          <table:table-cell office:value-type="string">
            <text:p>Any instance of the Control class descendants can work as a cell editor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5</text:p>
          </table:table-cell>
          <table:table-cell table:number-columns-repeated="1015"/>
        </table:table-row>
        <table:table-row table:style-name="ro1">
          <table:table-cell office:value-type="string">
            <text:p>Embedded native controls</text:p>
          </table:table-cell>
          <table:table-cell office:value-type="string">
            <text:p>Check buttons or other controls constantly embedded in the cell</text:p>
          </table:table-cell>
          <table:table-cell office:value-type="string">
            <text:p>0.2</text:p>
          </table:table-cell>
          <table:table-cell office:value-type="string">
            <text:p>middle</text:p>
          </table:table-cell>
          <table:table-cell office:value-type="string">
            <text:p>outstanding</text:p>
          </table:table-cell>
          <table:table-cell office:value-type="string">
            <text:p>Snippet_0402</text:p>
          </table:table-cell>
          <table:table-cell table:number-columns-repeated="1015"/>
        </table:table-row>
        <table:table-row table:style-name="ro1">
          <table:table-cell office:value-type="string">
            <text:p>Checkbox emulation</text:p>
          </table:table-cell>
          <table:table-cell office:value-type="string">
            <text:p>For bettern performance then lots of native controls. Support for custom OS themes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3</text:p>
          </table:table-cell>
          <table:table-cell table:number-columns-repeated="1015"/>
        </table:table-row>
        <table:table-row table:style-name="ro1">
          <table:table-cell office:value-type="string">
            <text:p>In-place inserting</text:p>
          </table:table-cell>
          <table:table-cell office:value-type="string">
            <text:p>Seperate edit zone to insert new rows</text:p>
          </table:table-cell>
          <table:table-cell office:value-type="string">
            <text:p>0.3</text:p>
          </table:table-cell>
          <table:table-cell office:value-type="string">
            <text:p>middle</text:p>
          </table:table-cell>
          <table:table-cell office:value-type="string">
            <text:p>outstanding</text:p>
          </table:table-cell>
          <table:table-cell office:value-type="string">
            <text:p>Snippet_0410</text:p>
          </table:table-cell>
          <table:table-cell table:number-columns-repeated="1015"/>
        </table:table-row>
        <table:table-row table:style-name="ro1">
          <table:table-cell office:value-type="string">
            <text:p>Editor activation by typing</text:p>
          </table:table-cell>
          <table:table-cell office:value-type="string">
            <text:p>Editor is activated by typing of printable characters. This can be disabled by unbinding of the CMD_EDIT_ACTIVATE from PRINTABLE_CHARS custom event code.</text:p>
          </table:table-cell>
          <table:table-cell office:value-type="string">
            <text:p>0.3</text:p>
          </table:table-cell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Full control over editor activation </text:p>
          </table:table-cell>
          <table:table-cell office:value-type="string">
            <text:p>The editor activation command can be simply bound to any key or mouse event.</text:p>
          </table:table-cell>
          <table:table-cell office:value-type="string">
            <text:p>0.3</text:p>
          </table:table-cell>
          <table:table-cell office:value-type="string">
            <text:p>high</text:p>
          </table:table-cell>
          <table:table-cell/>
          <table:table-cell office:value-type="string">
            <text:p>Snippet_0450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Cut/copy/paste</text:p>
          </table:table-cell>
          <table:table-cell office:value-type="string">
            <text:p>Using clipboard tab separated format compatible with Excel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90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Delete</text:p>
          </table:table-cell>
          <table:table-cell office:value-type="string">
            <text:p>Delete a cell value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Other</text:p>
          </table:table-cell>
          <table:table-cell table:number-columns-repeated="1020"/>
        </table:table-row>
        <table:table-row table:style-name="ro1">
          <table:table-cell office:value-type="string">
            <text:p>Tooltips</text:p>
          </table:table-cell>
          <table:table-cell office:value-type="string">
            <text:p>Tooltips for individual cells</text:p>
          </table:table-cell>
          <table:table-cell office:value-type="string">
            <text:p>0.8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 table:number-rows-repeated="65440">
          <table:table-cell table:number-columns-repeated="1021"/>
        </table:table-row>
        <table:table-row table:style-name="ro2">
          <table:table-cell table:number-columns-repeated="1021"/>
        </table:table-row>
      </table:table>
      <table:database-ranges>
        <table:database-range table:target-range-address="Arkusz1.A1:Arkusz1.E9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.07.2011</text:date>, <text:time>16:14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7-05T16:14:05.45</dc:date>
    <dc:creator>Jacek Kołodziejczyk</dc:creator>
    <meta:editing-duration>PT50H37M15S</meta:editing-duration>
    <meta:editing-cycles>47</meta:editing-cycles>
    <meta:document-statistic meta:table-count="1" meta:cell-count="382" meta:object-count="0"/>
  </office:meta>
</office:document-meta>
</file>